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93399" officeooo:paragraph-rsid="0009339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cb1de" officeooo:paragraph-rsid="000cb1d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41a57" officeooo:paragraph-rsid="00141a5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af2b0" officeooo:paragraph-rsid="001af2b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20837d" officeooo:paragraph-rsid="0020837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27aed" officeooo:paragraph-rsid="00127ae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officeooo:rsid="0019a570" officeooo:paragraph-rsid="0019a570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127aed" officeooo:paragraph-rsid="00127aed"/>
    </style:style>
    <style:style style:name="P11" style:family="paragraph" style:parent-style-name="Standard">
      <style:paragraph-properties fo:text-align="justify" style:justify-single-word="false"/>
      <style:text-properties officeooo:rsid="0014339c" officeooo:paragraph-rsid="0014339c"/>
    </style:style>
    <style:style style:name="P12" style:family="paragraph" style:parent-style-name="Standard">
      <style:paragraph-properties fo:text-align="center" style:justify-single-word="false"/>
      <style:text-properties officeooo:rsid="0019a570" officeooo:paragraph-rsid="0019a570"/>
    </style:style>
    <style:style style:name="P13" style:family="paragraph" style:parent-style-name="Standard">
      <style:paragraph-properties fo:text-align="center" style:justify-single-word="false"/>
      <style:text-properties officeooo:rsid="0020837d" officeooo:paragraph-rsid="0020837d"/>
    </style:style>
    <style:style style:name="P14" style:family="paragraph" style:parent-style-name="Standard">
      <style:text-properties officeooo:rsid="0020837d" officeooo:paragraph-rsid="0020837d"/>
    </style:style>
    <style:style style:name="P15" style:family="paragraph" style:parent-style-name="Standard">
      <style:text-properties officeooo:rsid="0020837d" officeooo:paragraph-rsid="0020837d"/>
    </style:style>
    <style:style style:name="P16" style:family="paragraph" style:parent-style-name="Standard">
      <style:paragraph-properties fo:text-align="justify" style:justify-single-word="false"/>
      <style:text-properties officeooo:paragraph-rsid="0020837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298a8f"/>
    </style:style>
    <style:style style:name="P19" style:family="paragraph" style:parent-style-name="Standard">
      <style:paragraph-properties fo:text-align="justify" style:justify-single-word="false"/>
      <style:text-properties officeooo:rsid="0014339c" officeooo:paragraph-rsid="0014339c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270fb1" officeooo:paragraph-rsid="00270fb1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officeooo:rsid="00298a8f" officeooo:paragraph-rsid="00298a8f"/>
    </style:style>
    <style:style style:name="T1" style:family="text">
      <style:text-properties officeooo:rsid="000409d8"/>
    </style:style>
    <style:style style:name="T2" style:family="text">
      <style:text-properties officeooo:rsid="0004fc37"/>
    </style:style>
    <style:style style:name="T3" style:family="text">
      <style:text-properties officeooo:rsid="0006d5ef"/>
    </style:style>
    <style:style style:name="T4" style:family="text">
      <style:text-properties officeooo:rsid="00072a70"/>
    </style:style>
    <style:style style:name="T5" style:family="text">
      <style:text-properties officeooo:rsid="00088f2b"/>
    </style:style>
    <style:style style:name="T6" style:family="text">
      <style:text-properties officeooo:rsid="00093399"/>
    </style:style>
    <style:style style:name="T7" style:family="text">
      <style:text-properties officeooo:rsid="000cb1de"/>
    </style:style>
    <style:style style:name="T8" style:family="text">
      <style:text-properties officeooo:rsid="000dcf30"/>
    </style:style>
    <style:style style:name="T9" style:family="text">
      <style:text-properties officeooo:rsid="000ed13c"/>
    </style:style>
    <style:style style:name="T10" style:family="text">
      <style:text-properties officeooo:rsid="000f8877"/>
    </style:style>
    <style:style style:name="T11" style:family="text">
      <style:text-properties officeooo:rsid="00141a57"/>
    </style:style>
    <style:style style:name="T12" style:family="text">
      <style:text-properties officeooo:rsid="0014339c"/>
    </style:style>
    <style:style style:name="T13" style:family="text">
      <style:text-properties officeooo:rsid="0015e92d"/>
    </style:style>
    <style:style style:name="T14" style:family="text">
      <style:text-properties officeooo:rsid="0017c033"/>
    </style:style>
    <style:style style:name="T15" style:family="text">
      <style:text-properties officeooo:rsid="0019a57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aed44"/>
    </style:style>
    <style:style style:name="T18" style:family="text">
      <style:text-properties officeooo:rsid="001af2b0"/>
    </style:style>
    <style:style style:name="T19" style:family="text">
      <style:text-properties officeooo:rsid="001c5617"/>
    </style:style>
    <style:style style:name="T20" style:family="text">
      <style:text-properties officeooo:rsid="001dc9ba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officeooo:rsid="0021310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35027"/>
    </style:style>
    <style:style style:name="T25" style:family="text">
      <style:text-properties fo:font-weight="normal" officeooo:rsid="00235027" style:font-weight-asian="normal" style:font-weight-complex="normal"/>
    </style:style>
    <style:style style:name="T26" style:family="text">
      <style:text-properties officeooo:rsid="0020837d"/>
    </style:style>
    <style:style style:name="T27" style:family="text">
      <style:text-properties officeooo:rsid="00251d7a"/>
    </style:style>
    <style:style style:name="T28" style:family="text">
      <style:text-properties officeooo:rsid="00264b28"/>
    </style:style>
    <style:style style:name="T29" style:family="text">
      <style:text-properties officeooo:rsid="00270fb1"/>
    </style:style>
    <style:style style:name="T30" style:family="text">
      <style:text-properties officeooo:rsid="0027d6ab"/>
    </style:style>
    <style:style style:name="T31" style:family="text">
      <style:text-properties officeooo:rsid="0028df66"/>
    </style:style>
    <style:style style:name="T32" style:family="text">
      <style:text-properties officeooo:rsid="00298a8d"/>
    </style:style>
    <style:style style:name="T33" style:family="text">
      <style:text-properties officeooo:rsid="00298a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</text:p>
      <text:p text:style-name="P9"><text:span text:style-name="T1"><text:tab/>Primeiro para entendermos essa pesquisa, precisamos compreender que a América Latina é um abrigo de diversas espécies ameaçadas de extinção. Entretanto a biodiversidade encontrada em países como México, Brasil e muitos outros, está sendo cada vez mais ameaçada e sendo destruída gradativamente. Essa degradação está ocorrendo principalmente devida a ação humana, podendo ser derramamento de lixo e substâncias tóxicas em ambientes aquáticos como: rios, mares,lagos e muitos outros; Além da construção de barragens e outras construções, uso incorreto de recursos naturais, alteração climática e muitas outras ações humanas. Com a biodiversidade sendo prejudicada, </text:span><text:span text:style-name="T2">sistemas essenciais também chamados de ecossistemas são prejudicados, pois os peixes e a biodiversidade inteira desempenham funções naturais importantes, sendo elas: a obtenção de recursos, produção de biomassa, decomposição e ciclagem de nutrientes. </text:span></text:p>
      <text:p text:style-name="P9"><text:tab/><text:span text:style-name="T3">Para impedir que as espécies desapareçam, é necessário tomar atitudes para conservar a biodiversidade existente nos ambientes aquáticos, entretanto as ações humanas fazem o processo de conservação um verdadeiro desafio, pois grande parte da sociedade não dá o devido valor para a vida aquática. Além disso, os biólogos e estudantes da biodiversidade perceberam que seria necessário um monitoramento constante para a conservação de espécies ser possível, os métodos de monitoramento dos atributos físico-químicos dos ecossistemas sã</text:span><text:span text:style-name="T4">o simples porém são ineficazes pelo fatos de serem demorados e não conseguirem monitorar um ambiente aquático muito grande. Por conta desse problema, foi usada uma maneira de monitoramento mais eficiente. </text:span><text:span text:style-name="T5">Os seres vivos macroscópicos normalmente liberam uma pequena amostra de material genético (DNA), acontece que essa amostra de DNA pode dissolver-se na água ou ficar acumulado em pedras ou outros sedimentos, assim é produzido o que é chamado na ciência de eDNA ou DNA ambiental. </text:span><text:span text:style-name="T6">O DNA ambiental pode ser usado por pesquisadores, podendo ser extraído, amplificado e em seguida analisando e identificando os seres cujo aquela amostra de DNA pertence. A técnica descrita anteriormente chame-se Técnica de Metabarcoding de DNA ambiental ou eDNA.</text:span></text:p>
      <text:p text:style-name="P9"><text:tab/><text:span text:style-name="T6">Apesar de suas muitas vantagens a técnica de Metabarcoding de DNA, </text:span><text:span text:style-name="T7">o monitoramento em ambientes com ecossistemas muito diversos ainda é complicado. Além disso, ainda é necessário avaliar a eficácia de diferentes protocolos de metabarcoding de eDNA </text:span>para o biomonitoramento dos ecossistemas neotropicais. <text:span text:style-name="T7">O principal problema no ambiente ao utilizar o Metabarcoding é a alta incidência de raios ultravioletas(UV) e temperaturas elevadas, pois a temperatura média elevada leva a degradação do DNA mais rapidamente. </text:span></text:p>
      <text:p text:style-name="P9"/>
      <text:p text:style-name="P3">Motivo d<text:span text:style-name="T8">o Início da</text:span> Pesquisa</text:p>
      <text:p text:style-name="P9"><text:tab/><text:span text:style-name="T9">Um dos principais motivos e objetivos dessa pesquisa é o monitoramento dos peixes de uma lagoa de água doce em uma região neotropical, chamada de Lagoa dos Ingleses no Estado de Minas Gerais. Sendo a Lagoa dos Ingleses sendo um lago de fácil acesso, tendo biodiversidade reduzida, ictiofauna não descrita e é um local que é bastante sujeito a ação humana, a Lagoa dos Ingleses foi uma ótima escolha. </text:span><text:span text:style-name="T10">Nesse lago os resultados serão mais eficazes pelo fato de ter uma fauna pequena.</text:span></text:p>
      <text:p text:style-name="P9"><text:tab/><text:span text:style-name="T10">A pesquisa teve o motivo de, além de monitorar e preservar a vida marítima desse lago em específico, também foi feita para o aprimoramento do método do DNA ambiental e descobrir técnicas eficazes da utilização desse método, por exemplo, na forma como o DNA é coletado.</text:span></text:p>
      <text:p text:style-name="P9"/>
      <text:p text:style-name="P7">Objetivos</text:p>
      <text:p text:style-name="P10"><text:tab/>O objetivo principal dessa pesquisa foi a catalogação e o biomonitoramento das espécies da Lagoa dos Ingleses. Além do teste de diferentes protocolos de extração de DNA ambiental, o aperfeiçoamento do <text:span text:style-name="T23">pipeline</text:span> de análises bioinformáticas e desenvolver uma estratégia de curadoria de dados do eDNA, ou seja, gerenciamento do DNA ambiental e a comprovação de dados.</text:p>
      <text:p text:style-name="P10"/>
      <text:p text:style-name="P10"><text:soft-page-break/></text:p>
      <text:p text:style-name="P10"/>
      <text:p text:style-name="P4">Materiais e Métodos</text:p>
      <text:p text:style-name="P9"><text:tab/><text:span text:style-name="T11">Como mencionado anteriormente, é necessária a coleta de eDNA para realizar o processo de Metabarcoding de eDNA. Nessa pesquisa foram realizadas coletas de material genético utilizando dois meios: o filtro aberto e o filtro Sterivex. Além disso, um dos objetivos era a coleta de eDNA em períodos de seca, entretanto em 2020 não houve estiagem e o nível do lago ficou normal.</text:span><text:span text:style-name="T12"> Houveram cinco campanhas de coleta, duas em 2020, duas em 2021 e uma em 2022(para a realização das coletas foi necessário uso de garrafas estéreis).</text:span></text:p>
      <text:p text:style-name="P11"><text:tab/>Em 2021, houve uma estiagem e o reservatório apresentava níveis baixos(menos de 12 m), então foi realizada uma campanha de coleta, sendo coletadas amostras de dois pontos <text:span text:style-name="T13">como no ano anterior. </text:span><text:span text:style-name="T14">Em novembro de 2021, foi realizada outra coleta para filtragem da água no filtro MCE e também para filtragens in loco, ou seja, filtragens com um processo de descontaminação e usando filtro cartucho do tipo sterivex com metodologia própria. </text:span></text:p>
      <text:p text:style-name="P11"><text:tab/><text:span text:style-name="T14">A última campanha ocorreu no início de 2022, tendo seu volume recuperado e altura da água normal. Foram coletadas amostras de eDNA ou seja água, dos mesmos quatro pontos do que as coletas anteriores. </text:span><text:span text:style-name="T15">Sendo que, nas duas primeiras campanhas o nível de água estava normal, na 3° e 4° campanhas o nível da água estava baixo e na última campanha o nível estava normal. Além disso, o uso dos filtros MCE foram usados em todas as campanhas, ao contrário dos filtros Sterivex que foram usados apenas na 4° campanha. </text:span></text:p>
      <text:p text:style-name="P11"/>
      <text:p text:style-name="P8"><text:span text:style-name="T16">Extração do DNA Ambiental</text:span> </text:p>
      <text:p text:style-name="Standard"><text:tab/><text:span text:style-name="T17">Após a etapa anterior ser concluída, foi começada a extração de eDNA dos filtros MCE e Sterivex. As extrações ocorreram em triplicatas ou grupos de três em que os filtros eram todos do mesmo ponto. Os cartuchos foram abertos e os filtros foram removidos e cortados em pedaços usando um bisturi estéril. </text:span></text:p>
      <text:p text:style-name="Standard"/>
      <text:p text:style-name="P5">Amplificação e Sequenciamento</text:p>
      <text:p text:style-name="P9"><text:tab/><text:span text:style-name="T18">Para realizar a amplificação do material genético </text:span><text:span text:style-name="T19">as sequência Forward e Reverse utilizando os primers MiFish. Os primers MiFish são um conjunto de primers usados para detectar DNA ambiental de peixes. O sequenciamento das amostras filtradas com os filtros MCE em 2020 e 2021 foi realizado com a plataforma Ilumina MiniSeq, seguindo o protocolo do fabricante, no Laboratório de Genética </text:span>da Conservação da PUC Minas<text:span text:style-name="T19">(</text:span>Pontifícia Universidade Católica de Minas Gerais<text:span text:style-name="T19">)</text:span><text:span text:style-name="T20">. Já o material genético que veio dos cartuchos Sterivex em novembro de 2021 </text:span>as amostras filtradas com filtros MCE em Janeiro de 2022 foram sequenciadas<text:span text:style-name="T20"> </text:span>utilizando a<text:span text:style-name="T20"> </text:span>plataforma NextSeq 2000, na facility EcoMol (https://ecomolconsultoria.com.br)<text:span text:style-name="T27">.</text:span></text:p>
      <text:p text:style-name="P9"/>
      <text:p text:style-name="P13"><text:span text:style-name="T21">Análises Ecológicas</text:span> </text:p>
      <text:p text:style-name="P14"><text:tab/>Foram realizadas análises ecológicas temporais com os dados gerados a partir das amostras extraídas dos filtros MCE. Amostras tiradas dos filtros Sterivex foram comparadas com as filtradas pelos filtros MCE que foram coletadas na mesma época/ Novembro de 2021. </text:p>
      <text:p text:style-name="P14"/>
      <text:p text:style-name="P6">Resultados</text:p>
      <text:p text:style-name="P16"><text:span text:style-name="T26"><text:tab/>Os resultados foram satisfatórios </text:span><text:span text:style-name="T22">tendo 10.590.450 reads(leituras) no total, dos anos 2020 a 2022. Após o registro com pipeline, curadoria e filtragem de leituras sobraram 3.724.843</text:span><text:span text:style-name="T24"> leituras. O demultiplex não foi possível nas coletas dos períodos de Novembro e Dezembro de 2020, ou seja, o demultiplex que é</text:span><text:span text:style-name="T25"> </text:span>um circuito que distribui informações de uma única entrada para uma das <text:soft-page-break/>diversas<text:span text:style-name="T24"> não foi permitido. Por isso, as leitura passaram a ser agrupadas pelo fator do ponto da coleta da amostra e pelo ano. </text:span></text:p>
      <text:p text:style-name="P9"><text:span text:style-name="T27"><text:tab/></text:span>Após as leituras e a passagem pela curadoria, o próximo passo foi a identificação taxonômica que é o processo de verificar em que grupo de classificação um organismo se encaixa de acordo com sua classificação. <text:span text:style-name="T28">As classificações taxonômicas são: </text:span>Reino, Filo, Classe, Ordem, Família, Gênero, Espécie<text:span text:style-name="T28">. foram detectadas 563 ASVs atribuídas a 22 famílias,</text:span>39 gêneros e a pelo menos 44 espécies de peixes<text:span text:style-name="T28">(ASVs:Eles são variantes de sequência amplificada, usadas em estudos de biologia molecular e genética para identificar e classificar organismos com base em sequências de DNA ou RNA</text:span><text:span text:style-name="T29">).</text:span></text:p>
      <text:p text:style-name="P20">Conclusão<text:span text:style-name="T30"> e Importância</text:span></text:p>
      <text:p text:style-name="P18"><text:span text:style-name="T29"><text:tab/>A pesquisa feita pela Universidade Federal de Minas Gerais, foi considerada pelos membros</text:span><text:span text:style-name="T30"> do grupo</text:span><text:span text:style-name="T29"> </text:span><text:span text:style-name="T30">importante, pois os resultados podem gerar benefícios quando movimentos de preservação biológica aquática forem escolher os protocolos de monitoramento. Pois a pesquisa compara a eficiência de protocolos de várias formas, como a comparação dos filtros MCE com os cartuchos Sterivex.</text:span><text:span text:style-name="T31"> Além disso, também teve uma importância considerável à vida aquática da Lagoa dos Ingleses, pois a ictiofauna foi caracterizada e monitorada em épocas de nível da água normal e baixo, melhoramento na amplificação do material genético e as melhoras realizadas no pipeline de bioinformática, em outras palavras foi realizada uma melhora no banco de dados das espécies catalogadas.</text:span><text:span text:style-name="T32"> Foi comprovado o potencial do filtro Sterivex pelas suas vantagens em recuperar o eDNA de peixes. </text:span><text:span text:style-name="T33">Além de todos esse outros fatores, acreditamos que uma mensagem que foi passada com esse artigo é principalmente, que a ação humana interfere muito na biologia não apenas terrestre, mas também na biologia aquática. Por esse outros motivos ditos anteriormente, essa pesquisa é muito importante.</text:span></text:p>
      <text:p text:style-name="P18"/>
      <text:p text:style-name="P21">Participantes: Eduardo, João Victor, Andrey; turma:2°F</text:p>
      <text:p text:style-name="P18"><text:span text:style-name="T31"><text:s/></text:span></text:p>
      <text:p text:style-name="P9"/>
      <text:p text:style-name="Standard"/>
      <text:p text:style-name="Standard"/>
      <text:p text:style-name="P1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MPREGO DO eDNA METABARCODING NA INVESTIGAÇÃO DA</text:p>
        <text:p text:style-name="MP1">BIODIVERSIDADE DE PEIXES DE UM RESERVATÓRIO URBANO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56:21.295761564</meta:creation-date>
    <dc:date>2024-11-03T11:19:17.971695806</dc:date>
    <meta:editing-duration>PT1H35M22S</meta:editing-duration>
    <meta:editing-cycles>14</meta:editing-cycles>
    <meta:generator>LibreOffice/24.2.6.2$Linux_X86_64 LibreOffice_project/420$Build-2</meta:generator>
    <meta:document-statistic meta:table-count="0" meta:image-count="0" meta:object-count="0" meta:page-count="3" meta:paragraph-count="28" meta:word-count="1406" meta:character-count="9132" meta:non-whitespace-character-count="7728"/>
  </office:meta>
</office:document-meta>
</file>